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4.9271in" style:rel-column-width="709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1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1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1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2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2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P2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" style:family="text">
      <style:text-properties fo:color="#000000" style:font-name="Times New Roman" fo:font-size="10pt" fo:language="en" fo:country="US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5" style:family="text"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6" style:family="text">
      <style:text-properties fo:color="#000000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8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9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0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2pt" fo:language="en" fo:country="US" style:font-size-asian="12pt" style:font-size-complex="12pt"/>
    </style:style>
    <style:style style:name="T13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14" style:family="text">
      <style:text-properties fo:color="#000000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17" style:family="text">
      <style:text-properties fo:color="#000000" fo:font-size="10pt" fo:language="en" fo:country="US" style:font-size-asian="10pt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size="10pt" fo:font-style="normal" style:font-size-asian="10pt" style:font-style-asian="normal" style:font-size-complex="10pt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8">JANUARY 2019</text:p>
      <text:p text:style-name="P11"><text:placeholder text:placeholder-type="text">&lt;for each="c in o.classes"&gt;</text:placeholder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0"><text:placeholder text:placeholder-type="text">&lt;c.start&gt;</text:placeholder></text:span></text:p>
            <text:p text:style-name="P26"><text:span text:style-name="T17"><text:placeholder text:placeholder-type="text">&lt;c.course&gt;</text:placeholder></text:span><text:span text:style-name="T17"> </text:span><text:span text:style-name="T17"><text:placeholder text:placeholder-type="text">&lt;c.price&gt;</text:placeholder></text:span></text:p>
            <text:p text:style-name="P24"><text:span text:style-name="T18"><text:placeholder text:placeholder-type="text">&lt;c.length&gt;</text:placeholder></text:span><text:span text:style-name="T18"> </text:span><text:span text:style-name="T18"><text:placeholder text:placeholder-type="text">&lt;c.end&gt;</text:placeholder></text:span></text:p>
          </table:table-cell>
          <table:table-cell table:style-name="Table1.A1" office:value-type="string">
            <text:p text:style-name="P25"><text:span text:style-name="T11"><text:placeholder text:placeholder-type="text">&lt;c.city&gt;</text:placeholder></text:span><text:span text:style-name="T11"> </text:span><text:span text:style-name="T12">- </text:span><text:span text:style-name="T13"><text:placeholder text:placeholder-type="text">&lt;c.preregister&gt;</text:placeholder></text:span></text:p>
            <text:p text:style-name="P25"><text:span text:style-name="T16"><text:placeholder text:placeholder-type="text">&lt;c.time&gt;</text:placeholder></text:span><text:span text:style-name="T13"> </text:span><text:span text:style-name="T15"><text:placeholder text:placeholder-type="text">&lt;c.address&gt;</text:placeholder></text:span></text:p>
            <text:p text:style-name="P1"><text:span text:style-name="T21"><text:placeholder text:placeholder-type="text">&lt;c.note&gt;</text:placeholder></text:span><text:span text:style-name="T21"> </text:span></text:p>
          </table:table-cell>
        </table:table-row>
      </table:table>
      <text:p text:style-name="P12"><text:span text:style-name="T24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MP8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3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4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<text:span text:style-name="MT1">PRIVATE IN-HOME TRAINING - GROUP CLASSES FORMING MONTHLY - BOARDING AND DOGGIE DAY CARE!</text:span></text:p>
        <text:p text:style-name="MP7"><text:span text:style-name="MT1"/></text:p>
        <text:p text:style-name="MP8">Offering a variety of classes and services;</text:p>
        <text:p text:style-name="MP9"><text:span text:style-name="MT2">Obedience Training -</text:span><text:span text:style-name="MT3"> </text:span><text:span text:style-name="MT4">Puppy Pre-School/Socialization</text:span><text:span text:style-name="MT3">, </text:span><text:span text:style-name="MT4">Beginning and Intermediate </text:span><text:span text:style-name="MT3">Level Obedience. <text:s/></text:span><text:span text:style-name="MT4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0T18:27:32.419000000</meta:creation-date>
    <dc:date>2018-12-25T18:46:02.98</dc:date>
    <meta:editing-duration>PT6H19M5S</meta:editing-duration>
    <meta:editing-cycles>39</meta:editing-cycles>
    <meta:generator>OpenOffice/4.1.6$Win32 OpenOffice.org_project/416m1$Build-9790</meta:generator>
    <meta:document-statistic meta:table-count="1" meta:image-count="0" meta:object-count="0" meta:page-count="1" meta:paragraph-count="22" meta:word-count="134" meta:character-count="928"/>
  </office:meta>
</office:document-meta>
</file>